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, 'Courier New'" svg:font-family="Courier, 'Courier New'" style:font-family-generic="moder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800080"/>
    </style:style>
    <style:style style:name="T3" style:parent-style-name="DefaultParagraphFont" style:family="text">
      <style:text-properties fo:color="#800080"/>
    </style:style>
    <style:style style:name="T4" style:parent-style-name="DefaultParagraphFont" style:family="text">
      <style:text-properties fo:color="#800080"/>
    </style:style>
    <style:style style:name="T5" style:parent-style-name="DefaultParagraphFont" style:family="text">
      <style:text-properties fo:color="#800080"/>
    </style:style>
    <style:style style:name="T6" style:parent-style-name="DefaultParagraphFont" style:family="text">
      <style:text-properties fo:color="#800080"/>
    </style:style>
    <style:style style:name="T7" style:parent-style-name="DefaultParagraphFont" style:family="text">
      <style:text-properties fo:color="#800080"/>
    </style:style>
    <style:style style:name="T8" style:parent-style-name="DefaultParagraphFont" style:family="text">
      <style:text-properties fo:color="#800080"/>
    </style:style>
    <style:style style:name="T9" style:parent-style-name="DefaultParagraphFont" style:family="text">
      <style:text-properties fo:color="#800080"/>
    </style:style>
    <style:style style:name="T10" style:parent-style-name="DefaultParagraphFont" style:family="text">
      <style:text-properties fo:color="#00FF00"/>
    </style:style>
    <style:style style:name="T11" style:parent-style-name="DefaultParagraphFont" style:family="text">
      <style:text-properties fo:color="#800080"/>
    </style:style>
    <style:style style:name="T12" style:parent-style-name="DefaultParagraphFont" style:family="text">
      <style:text-properties fo:color="#B3B300"/>
    </style:style>
    <style:style style:name="T13" style:parent-style-name="DefaultParagraphFont" style:family="text">
      <style:text-properties fo:color="#00FF00"/>
    </style:style>
    <style:style style:name="T14" style:parent-style-name="DefaultParagraphFont" style:family="text">
      <style:text-properties fo:color="#00FF00"/>
    </style:style>
    <style:style style:name="T15" style:parent-style-name="DefaultParagraphFont" style:family="text">
      <style:text-properties fo:color="#800080"/>
    </style:style>
    <style:style style:name="T16" style:parent-style-name="DefaultParagraphFont" style:family="text">
      <style:text-properties fo:color="#0000FF"/>
    </style:style>
    <style:style style:name="T17" style:parent-style-name="DefaultParagraphFont" style:family="text">
      <style:text-properties fo:color="#0000FF"/>
    </style:style>
    <style:style style:name="T18" style:parent-style-name="DefaultParagraphFont" style:family="text">
      <style:text-properties fo:color="#0000FF"/>
    </style:style>
    <style:style style:name="T19" style:parent-style-name="DefaultParagraphFont" style:family="text">
      <style:text-properties fo:color="#0000FF"/>
    </style:style>
    <style:style style:name="T20" style:parent-style-name="DefaultParagraphFont" style:family="text">
      <style:text-properties fo:color="#FF0000"/>
    </style:style>
    <style:style style:name="T21" style:parent-style-name="DefaultParagraphFont" style:family="text">
      <style:text-properties fo:language="fr" fo:country="FR"/>
    </style:style>
    <style:style style:name="T22" style:parent-style-name="DefaultParagraphFont" style:family="text">
      <style:text-properties fo:language="fr" fo:country="FR"/>
    </style:style>
    <style:style style:name="T23" style:parent-style-name="DefaultParagraphFont" style:family="text">
      <style:text-properties fo:language="fr" fo:country="FR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fo:color="#00FF00" fo:language="fr" fo:country="FR"/>
    </style:style>
    <style:style style:name="T26" style:parent-style-name="DefaultParagraphFont" style:family="text">
      <style:text-properties fo:color="#00FF00" fo:language="fr" fo:country="FR"/>
    </style:style>
    <style:style style:name="T27" style:parent-style-name="DefaultParagraphFont" style:family="text">
      <style:text-properties fo:language="fr" fo:country="FR"/>
    </style:style>
    <style:style style:name="T28" style:parent-style-name="DefaultParagraphFont" style:family="text">
      <style:text-properties fo:language="fr" fo:country="FR"/>
    </style:style>
    <style:style style:name="T29" style:parent-style-name="DefaultParagraphFont" style:family="text">
      <style:text-properties fo:color="#800080" fo:language="fr" fo:country="FR"/>
    </style:style>
    <style:style style:name="T30" style:parent-style-name="DefaultParagraphFont" style:family="text">
      <style:text-properties fo:language="fr" fo:country="FR"/>
    </style:style>
    <style:style style:name="T31" style:parent-style-name="DefaultParagraphFont" style:family="text">
      <style:text-properties fo:color="#800080" fo:language="fr" fo:country="FR"/>
    </style:style>
    <style:style style:name="T32" style:parent-style-name="DefaultParagraphFont" style:family="text">
      <style:text-properties fo:language="fr" fo:country="FR"/>
    </style:style>
    <style:style style:name="T33" style:parent-style-name="DefaultParagraphFont" style:family="text">
      <style:text-properties fo:color="#FF0000"/>
    </style:style>
    <style:style style:name="T34" style:parent-style-name="DefaultParagraphFont" style:family="text">
      <style:text-properties fo:color="#00FF00"/>
    </style:style>
    <style:style style:name="T35" style:parent-style-name="DefaultParagraphFont" style:family="text">
      <style:text-properties fo:color="#00FF00"/>
    </style:style>
    <style:style style:name="T36" style:parent-style-name="DefaultParagraphFont" style:family="text">
      <style:text-properties fo:color="#800080"/>
    </style:style>
    <style:style style:name="T37" style:parent-style-name="DefaultParagraphFont" style:family="text">
      <style:text-properties fo:color="#800080"/>
    </style:style>
    <style:style style:name="T38" style:parent-style-name="DefaultParagraphFont" style:family="text">
      <style:text-properties fo:color="#FF0000"/>
    </style:style>
    <style:style style:name="T39" style:parent-style-name="DefaultParagraphFont" style:family="text">
      <style:text-properties fo:color="#00FF00"/>
    </style:style>
    <style:style style:name="T40" style:parent-style-name="DefaultParagraphFont" style:family="text">
      <style:text-properties fo:color="#00FF00"/>
    </style:style>
    <style:style style:name="T41" style:parent-style-name="DefaultParagraphFont" style:family="text">
      <style:text-properties fo:color="#800080"/>
    </style:style>
    <style:style style:name="T42" style:parent-style-name="DefaultParagraphFont" style:family="text">
      <style:text-properties fo:color="#800080"/>
    </style:style>
    <style:style style:name="T43" style:parent-style-name="DefaultParagraphFont" style:family="text">
      <style:text-properties fo:color="#FF0000"/>
    </style:style>
    <style:style style:name="T44" style:parent-style-name="DefaultParagraphFont" style:family="text">
      <style:text-properties fo:color="#00FF00"/>
    </style:style>
    <style:style style:name="T45" style:parent-style-name="DefaultParagraphFont" style:family="text">
      <style:text-properties fo:color="#00FF00"/>
    </style:style>
    <style:style style:name="T46" style:parent-style-name="DefaultParagraphFont" style:family="text">
      <style:text-properties fo:color="#800080"/>
    </style:style>
    <style:style style:name="T47" style:parent-style-name="DefaultParagraphFont" style:family="text">
      <style:text-properties fo:color="#800080"/>
    </style:style>
    <style:style style:name="T48" style:parent-style-name="DefaultParagraphFont" style:family="text">
      <style:text-properties fo:color="#FF0000"/>
    </style:style>
    <style:style style:name="T49" style:parent-style-name="DefaultParagraphFont" style:family="text">
      <style:text-properties fo:color="#FF0000"/>
    </style:style>
    <style:style style:name="T50" style:parent-style-name="DefaultParagraphFont" style:family="text">
      <style:text-properties fo:color="#00FF00"/>
    </style:style>
    <style:style style:name="T51" style:parent-style-name="DefaultParagraphFont" style:family="text">
      <style:text-properties fo:color="#00FF00"/>
    </style:style>
    <style:style style:name="T52" style:parent-style-name="DefaultParagraphFont" style:family="text">
      <style:text-properties fo:color="#800080"/>
    </style:style>
    <style:style style:name="T53" style:parent-style-name="DefaultParagraphFont" style:family="text">
      <style:text-properties fo:color="#FF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fo:color="#000000"/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color="#00FF00"/>
    </style:style>
    <style:style style:name="T62" style:parent-style-name="DefaultParagraphFont" style:family="text">
      <style:text-properties fo:color="#00FF00"/>
    </style:style>
    <style:style style:name="T63" style:parent-style-name="DefaultParagraphFont" style:family="text">
      <style:text-properties fo:color="#800080"/>
    </style:style>
    <style:style style:name="T64" style:parent-style-name="DefaultParagraphFont" style:family="text">
      <style:text-properties fo:color="#FF0000"/>
    </style:style>
    <style:style style:name="T65" style:parent-style-name="DefaultParagraphFont" style:family="text">
      <style:text-properties fo:color="#00FF00"/>
    </style:style>
    <style:style style:name="T66" style:parent-style-name="DefaultParagraphFont" style:family="text">
      <style:text-properties fo:color="#00FF00"/>
    </style:style>
    <style:style style:name="T67" style:parent-style-name="DefaultParagraphFont" style:family="text">
      <style:text-properties fo:color="#800080"/>
    </style:style>
    <style:style style:name="T68" style:parent-style-name="DefaultParagraphFont" style:family="text">
      <style:text-properties fo:color="#800080"/>
    </style:style>
    <style:style style:name="T69" style:parent-style-name="DefaultParagraphFont" style:family="text">
      <style:text-properties fo:color="#800080"/>
    </style:style>
    <style:style style:name="T70" style:parent-style-name="DefaultParagraphFont" style:family="text">
      <style:text-properties fo:color="#FF0000"/>
    </style:style>
    <style:style style:name="T71" style:parent-style-name="DefaultParagraphFont" style:family="text">
      <style:text-properties fo:color="#00FF00"/>
    </style:style>
    <style:style style:name="T72" style:parent-style-name="DefaultParagraphFont" style:family="text">
      <style:text-properties fo:color="#00FF00"/>
    </style:style>
    <style:style style:name="T73" style:parent-style-name="DefaultParagraphFont" style:family="text">
      <style:text-properties fo:color="#B3B300"/>
    </style:style>
    <style:style style:name="T74" style:parent-style-name="DefaultParagraphFont" style:family="text">
      <style:text-properties fo:color="#B3B300"/>
    </style:style>
    <style:style style:name="T75" style:parent-style-name="DefaultParagraphFont" style:family="text">
      <style:text-properties fo:color="#FF0000"/>
    </style:style>
    <style:style style:name="T76" style:parent-style-name="DefaultParagraphFont" style:family="text">
      <style:text-properties fo:color="#00FF00"/>
    </style:style>
    <style:style style:name="T77" style:parent-style-name="DefaultParagraphFont" style:family="text">
      <style:text-properties fo:color="#00FF00"/>
    </style:style>
    <style:style style:name="T78" style:parent-style-name="DefaultParagraphFont" style:family="text">
      <style:text-properties fo:color="#B3B300"/>
    </style:style>
    <style:style style:name="T79" style:parent-style-name="DefaultParagraphFont" style:family="text">
      <style:text-properties fo:color="#B3B300"/>
    </style:style>
    <style:style style:name="T80" style:parent-style-name="DefaultParagraphFont" style:family="text">
      <style:text-properties fo:color="#FF0000"/>
    </style:style>
    <style:style style:name="T81" style:parent-style-name="DefaultParagraphFont" style:family="text">
      <style:text-properties fo:color="#00FF00"/>
    </style:style>
    <style:style style:name="T82" style:parent-style-name="DefaultParagraphFont" style:family="text">
      <style:text-properties fo:color="#00FF00"/>
    </style:style>
    <style:style style:name="T83" style:parent-style-name="DefaultParagraphFont" style:family="text">
      <style:text-properties fo:color="#B3B300"/>
    </style:style>
    <style:style style:name="T84" style:parent-style-name="DefaultParagraphFont" style:family="text">
      <style:text-properties fo:color="#B3B300"/>
    </style:style>
    <style:style style:name="T85" style:parent-style-name="DefaultParagraphFont" style:family="text">
      <style:text-properties fo:color="#FF0000"/>
    </style:style>
    <style:style style:name="T86" style:parent-style-name="DefaultParagraphFont" style:family="text">
      <style:text-properties fo:color="#00FF00"/>
    </style:style>
    <style:style style:name="T87" style:parent-style-name="DefaultParagraphFont" style:family="text">
      <style:text-properties fo:color="#00FF00"/>
    </style:style>
    <style:style style:name="T88" style:parent-style-name="DefaultParagraphFont" style:family="text">
      <style:text-properties fo:color="#B3B300"/>
    </style:style>
    <style:style style:name="T89" style:parent-style-name="DefaultParagraphFont" style:family="text">
      <style:text-properties fo:color="#B3B300"/>
    </style:style>
    <style:style style:name="T90" style:parent-style-name="DefaultParagraphFont" style:family="text">
      <style:text-properties fo:color="#FF0000"/>
    </style:style>
    <style:style style:name="T91" style:parent-style-name="DefaultParagraphFont" style:family="text">
      <style:text-properties fo:color="#00FF00"/>
    </style:style>
    <style:style style:name="T92" style:parent-style-name="DefaultParagraphFont" style:family="text">
      <style:text-properties fo:color="#00FF00"/>
    </style:style>
    <style:style style:name="T93" style:parent-style-name="DefaultParagraphFont" style:family="text">
      <style:text-properties fo:color="#B3B300"/>
    </style:style>
    <style:style style:name="T94" style:parent-style-name="DefaultParagraphFont" style:family="text">
      <style:text-properties fo:color="#B3B300"/>
    </style:style>
    <style:style style:name="T95" style:parent-style-name="DefaultParagraphFont" style:family="text">
      <style:text-properties fo:color="#FF0000"/>
    </style:style>
    <style:style style:name="T96" style:parent-style-name="DefaultParagraphFont" style:family="text">
      <style:text-properties fo:color="#00FF00"/>
    </style:style>
    <style:style style:name="T97" style:parent-style-name="DefaultParagraphFont" style:family="text">
      <style:text-properties fo:color="#00FF00"/>
    </style:style>
    <style:style style:name="T98" style:parent-style-name="DefaultParagraphFont" style:family="text">
      <style:text-properties fo:color="#800080"/>
    </style:style>
    <style:style style:name="T99" style:parent-style-name="DefaultParagraphFont" style:family="text">
      <style:text-properties fo:color="#B3B300"/>
    </style:style>
    <style:style style:name="T100" style:parent-style-name="DefaultParagraphFont" style:family="text">
      <style:text-properties fo:color="#B3B300"/>
    </style:style>
    <style:style style:name="T101" style:parent-style-name="DefaultParagraphFont" style:family="text">
      <style:text-properties fo:color="#FF0000"/>
    </style:style>
    <style:style style:name="T102" style:parent-style-name="DefaultParagraphFont" style:family="text">
      <style:text-properties fo:color="#00FF00"/>
    </style:style>
    <style:style style:name="T103" style:parent-style-name="DefaultParagraphFont" style:family="text">
      <style:text-properties fo:color="#00FF00"/>
    </style:style>
    <style:style style:name="T104" style:parent-style-name="DefaultParagraphFont" style:family="text">
      <style:text-properties fo:color="#B3B300"/>
    </style:style>
    <style:style style:name="T105" style:parent-style-name="DefaultParagraphFont" style:family="text">
      <style:text-properties fo:color="#B3B300"/>
    </style:style>
    <style:style style:name="T106" style:parent-style-name="DefaultParagraphFont" style:family="text">
      <style:text-properties fo:color="#FF0000"/>
    </style:style>
    <style:style style:name="T107" style:parent-style-name="DefaultParagraphFont" style:family="text">
      <style:text-properties fo:color="#00FF00"/>
    </style:style>
    <style:style style:name="T108" style:parent-style-name="DefaultParagraphFont" style:family="text">
      <style:text-properties fo:color="#B3B300"/>
    </style:style>
    <style:style style:name="T109" style:parent-style-name="DefaultParagraphFont" style:family="text">
      <style:text-properties fo:color="#B3B300"/>
    </style:style>
    <style:style style:name="P110" style:parent-style-name="Standard" style:family="paragraph">
      <style:text-properties style:font-name-complex="Courier, 'Courier New'"/>
    </style:style>
    <style:style style:name="P111" style:parent-style-name="Standard" style:family="paragraph">
      <style:text-properties style:font-name-complex="Courier, 'Courier New'"/>
    </style:style>
    <style:style style:name="P112" style:parent-style-name="Standard" style:family="paragraph">
      <style:text-properties style:font-name-complex="Courier, 'Courier New'" fo:language="pt" fo:country="BR"/>
    </style:style>
    <style:style style:name="P113" style:parent-style-name="Standard" style:family="paragraph">
      <style:text-properties style:font-name-complex="Courier, 'Courier New'" fo:language="pt" fo:country="BR"/>
    </style:style>
    <style:style style:name="P114" style:parent-style-name="Standard" style:family="paragraph">
      <style:text-properties style:font-name-complex="Courier, 'Courier New'" fo:language="pt" fo:country="BR"/>
    </style:style>
    <style:style style:name="P115" style:parent-style-name="Standard" style:family="paragraph">
      <style:text-properties style:font-name-complex="Courier, 'Courier New'" fo:language="pt" fo:country="BR"/>
    </style:style>
    <style:style style:name="P116" style:parent-style-name="Standard" style:family="paragraph">
      <style:text-properties style:font-name-complex="Courier, 'Courier New'" fo:language="pt" fo:country="BR"/>
    </style:style>
    <style:style style:name="T117" style:parent-style-name="DefaultParagraphFont" style:family="text">
      <style:text-properties style:font-name-complex="Courier, 'Courier New'" fo:language="pt" fo:country="BR"/>
    </style:style>
    <style:style style:name="T118" style:parent-style-name="DefaultParagraphFont" style:family="text">
      <style:text-properties style:font-name-complex="Courier, 'Courier New'"/>
    </style:style>
    <style:style style:name="T119" style:parent-style-name="DefaultParagraphFont" style:family="text">
      <style:text-properties style:font-name-complex="Courier, 'Courier New'"/>
    </style:style>
    <style:style style:name="T120" style:parent-style-name="DefaultParagraphFont" style:family="text">
      <style:text-properties style:font-name-complex="Courier, 'Courier New'"/>
    </style:style>
    <style:style style:name="P121" style:parent-style-name="Standard" style:family="paragraph">
      <style:text-properties style:font-name-complex="Courier, 'Courier New'"/>
    </style:style>
    <style:style style:name="T122" style:parent-style-name="DefaultParagraphFont" style:family="text">
      <style:text-properties fo:color="#00FF00"/>
    </style:style>
    <style:style style:name="T123" style:parent-style-name="DefaultParagraphFont" style:family="text">
      <style:text-properties fo:color="#00FF00"/>
    </style:style>
    <style:style style:name="T124" style:parent-style-name="DefaultParagraphFont" style:family="text">
      <style:text-properties fo:color="#800080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0000FF"/>
    </style:style>
    <style:style style:name="T127" style:parent-style-name="DefaultParagraphFont" style:family="text">
      <style:text-properties fo:color="#0000FF"/>
    </style:style>
    <style:style style:name="T128" style:parent-style-name="DefaultParagraphFont" style:family="text">
      <style:text-properties fo:color="#0000FF"/>
    </style:style>
    <style:style style:name="T129" style:parent-style-name="DefaultParagraphFont" style:family="text">
      <style:text-properties fo:color="#FF0000"/>
    </style:style>
    <style:style style:name="T130" style:parent-style-name="DefaultParagraphFont" style:family="text">
      <style:text-properties fo:color="#00FF00"/>
    </style:style>
    <style:style style:name="T131" style:parent-style-name="DefaultParagraphFont" style:family="text">
      <style:text-properties fo:color="#00FF00"/>
    </style:style>
    <style:style style:name="T132" style:parent-style-name="DefaultParagraphFont" style:family="text">
      <style:text-properties fo:color="#800080"/>
    </style:style>
    <style:style style:name="T133" style:parent-style-name="DefaultParagraphFont" style:family="text">
      <style:text-properties fo:color="#0000FF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FF0000"/>
    </style:style>
    <style:style style:name="T138" style:parent-style-name="DefaultParagraphFont" style:family="text">
      <style:text-properties fo:color="#00FF00"/>
    </style:style>
    <style:style style:name="T139" style:parent-style-name="DefaultParagraphFont" style:family="text">
      <style:text-properties fo:color="#00FF00"/>
    </style:style>
    <style:style style:name="T140" style:parent-style-name="DefaultParagraphFont" style:family="text">
      <style:text-properties fo:color="#800080"/>
    </style:style>
    <style:style style:name="T141" style:parent-style-name="DefaultParagraphFont" style:family="text">
      <style:text-properties fo:color="#0000FF"/>
    </style:style>
    <style:style style:name="T142" style:parent-style-name="DefaultParagraphFont" style:family="text">
      <style:text-properties fo:color="#0000FF"/>
    </style:style>
    <style:style style:name="T143" style:parent-style-name="DefaultParagraphFont" style:family="text">
      <style:text-properties fo:color="#0000FF"/>
    </style:style>
    <style:style style:name="T144" style:parent-style-name="DefaultParagraphFont" style:family="text">
      <style:text-properties fo:color="#0000FF"/>
    </style:style>
    <style:style style:name="T145" style:parent-style-name="DefaultParagraphFont" style:family="text">
      <style:text-properties fo:color="#FF0000"/>
    </style:style>
    <style:style style:name="T146" style:parent-style-name="DefaultParagraphFont" style:family="text">
      <style:text-properties fo:color="#00FF00"/>
    </style:style>
    <style:style style:name="T147" style:parent-style-name="DefaultParagraphFont" style:family="text">
      <style:text-properties fo:color="#00FF00"/>
    </style:style>
    <style:style style:name="T148" style:parent-style-name="DefaultParagraphFont" style:family="text">
      <style:text-properties fo:color="#800080"/>
    </style:style>
    <style:style style:name="T149" style:parent-style-name="DefaultParagraphFont" style:family="text">
      <style:text-properties fo:color="#800080"/>
    </style:style>
    <style:style style:name="T150" style:parent-style-name="DefaultParagraphFont" style:family="text">
      <style:text-properties fo:color="#800080"/>
    </style:style>
    <style:style style:name="T151" style:parent-style-name="DefaultParagraphFont" style:family="text">
      <style:text-properties fo:color="#800080"/>
    </style:style>
    <style:style style:name="T152" style:parent-style-name="DefaultParagraphFont" style:family="text">
      <style:text-properties fo:color="#800080"/>
    </style:style>
    <style:style style:name="T153" style:parent-style-name="DefaultParagraphFont" style:family="text">
      <style:text-properties fo:color="#FF0000"/>
    </style:style>
    <style:style style:name="T154" style:parent-style-name="DefaultParagraphFont" style:family="text">
      <style:text-properties fo:color="#00FF00"/>
    </style:style>
    <style:style style:name="T155" style:parent-style-name="DefaultParagraphFont" style:family="text">
      <style:text-properties fo:color="#00FF00"/>
    </style:style>
    <style:style style:name="T156" style:parent-style-name="DefaultParagraphFont" style:family="text">
      <style:text-properties fo:color="#B3B300"/>
    </style:style>
    <style:style style:name="T157" style:parent-style-name="DefaultParagraphFont" style:family="text">
      <style:text-properties fo:color="#B3B300"/>
    </style:style>
    <style:style style:name="T158" style:parent-style-name="DefaultParagraphFont" style:family="text">
      <style:text-properties fo:color="#FF0000"/>
    </style:style>
    <style:style style:name="T159" style:parent-style-name="DefaultParagraphFont" style:family="text">
      <style:text-properties fo:color="#00FF00"/>
    </style:style>
    <style:style style:name="T160" style:parent-style-name="DefaultParagraphFont" style:family="text">
      <style:text-properties fo:color="#00FF00"/>
    </style:style>
    <style:style style:name="T161" style:parent-style-name="DefaultParagraphFont" style:family="text">
      <style:text-properties fo:color="#800080"/>
    </style:style>
    <style:style style:name="T162" style:parent-style-name="DefaultParagraphFont" style:family="text">
      <style:text-properties fo:color="#800080"/>
    </style:style>
    <style:style style:name="T163" style:parent-style-name="DefaultParagraphFont" style:family="text">
      <style:text-properties fo:color="#800080"/>
    </style:style>
    <style:style style:name="T164" style:parent-style-name="DefaultParagraphFont" style:family="text">
      <style:text-properties fo:color="#FF0000"/>
    </style:style>
    <style:style style:name="T165" style:parent-style-name="DefaultParagraphFont" style:family="text">
      <style:text-properties fo:color="#FF0000"/>
    </style:style>
    <style:style style:name="T166" style:parent-style-name="DefaultParagraphFont" style:family="text">
      <style:text-properties fo:language="pt" fo:country="BR"/>
    </style:style>
    <style:style style:name="T167" style:parent-style-name="DefaultParagraphFont" style:family="text">
      <style:text-properties fo:language="pt" fo:country="BR"/>
    </style:style>
    <style:style style:name="T168" style:parent-style-name="DefaultParagraphFont" style:family="text">
      <style:text-properties fo:language="pt" fo:country="BR"/>
    </style:style>
    <style:style style:name="T169" style:parent-style-name="DefaultParagraphFont" style:family="text">
      <style:text-properties fo:language="pt" fo:country="BR"/>
    </style:style>
    <style:style style:name="T170" style:parent-style-name="DefaultParagraphFont" style:family="text">
      <style:text-properties fo:language="pt" fo:country="BR"/>
    </style:style>
    <style:style style:name="T171" style:parent-style-name="DefaultParagraphFont" style:family="text">
      <style:text-properties fo:language="pt" fo:country="BR"/>
    </style:style>
    <style:style style:name="T172" style:parent-style-name="DefaultParagraphFont" style:family="text">
      <style:text-properties fo:language="pt" fo:country="BR"/>
    </style:style>
    <style:style style:name="T173" style:parent-style-name="DefaultParagraphFont" style:family="text">
      <style:text-properties fo:language="pt" fo:country="BR"/>
    </style:style>
    <style:style style:name="T174" style:parent-style-name="DefaultParagraphFont" style:family="text">
      <style:text-properties fo:color="#00FF00" fo:language="pt" fo:country="BR"/>
    </style:style>
    <style:style style:name="T175" style:parent-style-name="DefaultParagraphFont" style:family="text">
      <style:text-properties fo:color="#00FF00" fo:language="pt" fo:country="BR"/>
    </style:style>
    <style:style style:name="T176" style:parent-style-name="DefaultParagraphFont" style:family="text">
      <style:text-properties fo:language="pt" fo:country="BR"/>
    </style:style>
    <style:style style:name="T177" style:parent-style-name="DefaultParagraphFont" style:family="text">
      <style:text-properties fo:color="#800080" fo:language="pt" fo:country="BR"/>
    </style:style>
    <style:style style:name="T178" style:parent-style-name="DefaultParagraphFont" style:family="text">
      <style:text-properties fo:color="#800080" fo:language="pt" fo:country="BR"/>
    </style:style>
    <style:style style:name="T179" style:parent-style-name="DefaultParagraphFont" style:family="text">
      <style:text-properties fo:language="pt" fo:country="BR"/>
    </style:style>
    <style:style style:name="T180" style:parent-style-name="DefaultParagraphFont" style:family="text">
      <style:text-properties fo:language="pt" fo:country="BR"/>
    </style:style>
    <style:style style:name="T181" style:parent-style-name="DefaultParagraphFont" style:family="text">
      <style:text-properties fo:language="pt" fo:country="BR"/>
    </style:style>
    <style:style style:name="T182" style:parent-style-name="DefaultParagraphFont" style:family="text">
      <style:text-properties fo:language="pt" fo:country="BR"/>
    </style:style>
    <style:style style:name="T183" style:parent-style-name="DefaultParagraphFont" style:family="text">
      <style:text-properties fo:color="#FF0000" fo:language="pt" fo:country="BR"/>
    </style:style>
    <style:style style:name="T184" style:parent-style-name="DefaultParagraphFont" style:family="text">
      <style:text-properties fo:language="pt" fo:country="BR"/>
    </style:style>
    <style:style style:name="T185" style:parent-style-name="DefaultParagraphFont" style:family="text">
      <style:text-properties fo:language="pt" fo:country="BR"/>
    </style:style>
    <style:style style:name="T186" style:parent-style-name="DefaultParagraphFont" style:family="text">
      <style:text-properties fo:language="pt" fo:country="BR"/>
    </style:style>
    <style:style style:name="T187" style:parent-style-name="DefaultParagraphFont" style:family="text">
      <style:text-properties fo:language="pt" fo:country="BR"/>
    </style:style>
    <style:style style:name="T188" style:parent-style-name="DefaultParagraphFont" style:family="text">
      <style:text-properties fo:language="pt" fo:country="BR"/>
    </style:style>
    <style:style style:name="T189" style:parent-style-name="DefaultParagraphFont" style:family="text">
      <style:text-properties fo:language="pt" fo:country="BR"/>
    </style:style>
    <style:style style:name="T190" style:parent-style-name="DefaultParagraphFont" style:family="text">
      <style:text-properties fo:language="pt" fo:country="BR"/>
    </style:style>
    <style:style style:name="T191" style:parent-style-name="DefaultParagraphFont" style:family="text">
      <style:text-properties fo:language="pt" fo:country="BR"/>
    </style:style>
    <style:style style:name="T192" style:parent-style-name="DefaultParagraphFont" style:family="text">
      <style:text-properties fo:color="#00FF00" fo:language="pt" fo:country="BR"/>
    </style:style>
    <style:style style:name="T193" style:parent-style-name="DefaultParagraphFont" style:family="text">
      <style:text-properties fo:color="#00FF00" fo:language="pt" fo:country="BR"/>
    </style:style>
    <style:style style:name="T194" style:parent-style-name="DefaultParagraphFont" style:family="text">
      <style:text-properties fo:language="pt" fo:country="BR"/>
    </style:style>
    <style:style style:name="T195" style:parent-style-name="DefaultParagraphFont" style:family="text">
      <style:text-properties fo:language="pt" fo:country="BR"/>
    </style:style>
    <style:style style:name="T196" style:parent-style-name="DefaultParagraphFont" style:family="text">
      <style:text-properties fo:color="#B3B300" fo:language="pt" fo:country="BR"/>
    </style:style>
    <style:style style:name="T197" style:parent-style-name="DefaultParagraphFont" style:family="text">
      <style:text-properties fo:color="#B3B300" fo:language="pt" fo:country="BR"/>
    </style:style>
    <style:style style:name="T198" style:parent-style-name="DefaultParagraphFont" style:family="text">
      <style:text-properties fo:language="pt" fo:country="BR"/>
    </style:style>
    <style:style style:name="T199" style:parent-style-name="DefaultParagraphFont" style:family="text">
      <style:text-properties fo:language="pt" fo:country="BR"/>
    </style:style>
    <style:style style:name="T200" style:parent-style-name="DefaultParagraphFont" style:family="text">
      <style:text-properties fo:color="#FF0000" fo:language="pt" fo:country="BR"/>
    </style:style>
    <style:style style:name="T201" style:parent-style-name="DefaultParagraphFont" style:family="text">
      <style:text-properties fo:language="pt" fo:country="BR"/>
    </style:style>
    <style:style style:name="T202" style:parent-style-name="DefaultParagraphFont" style:family="text">
      <style:text-properties fo:language="pt" fo:country="BR"/>
    </style:style>
    <style:style style:name="T203" style:parent-style-name="DefaultParagraphFont" style:family="text">
      <style:text-properties fo:language="pt" fo:country="BR"/>
    </style:style>
    <style:style style:name="T204" style:parent-style-name="DefaultParagraphFont" style:family="text">
      <style:text-properties fo:language="pt" fo:country="BR"/>
    </style:style>
    <style:style style:name="T205" style:parent-style-name="DefaultParagraphFont" style:family="text">
      <style:text-properties fo:language="pt" fo:country="BR"/>
    </style:style>
    <style:style style:name="T206" style:parent-style-name="DefaultParagraphFont" style:family="text">
      <style:text-properties fo:language="pt" fo:country="BR"/>
    </style:style>
    <style:style style:name="T207" style:parent-style-name="DefaultParagraphFont" style:family="text">
      <style:text-properties fo:language="pt" fo:country="BR"/>
    </style:style>
    <style:style style:name="T208" style:parent-style-name="DefaultParagraphFont" style:family="text">
      <style:text-properties fo:color="#00FF00" fo:language="pt" fo:country="BR"/>
    </style:style>
    <style:style style:name="T209" style:parent-style-name="DefaultParagraphFont" style:family="text">
      <style:text-properties fo:language="pt" fo:country="BR"/>
    </style:style>
    <style:style style:name="T210" style:parent-style-name="DefaultParagraphFont" style:family="text">
      <style:text-properties fo:color="#800080" fo:language="pt" fo:country="BR"/>
    </style:style>
    <style:style style:name="T211" style:parent-style-name="DefaultParagraphFont" style:family="text">
      <style:text-properties fo:language="pt" fo:country="BR"/>
    </style:style>
    <style:style style:name="T212" style:parent-style-name="DefaultParagraphFont" style:family="text">
      <style:text-properties fo:color="#B3B300" fo:language="pt" fo:country="BR"/>
    </style:style>
    <style:style style:name="T213" style:parent-style-name="DefaultParagraphFont" style:family="text">
      <style:text-properties fo:color="#B3B300" fo:language="pt" fo:country="BR"/>
    </style:style>
    <style:style style:name="T214" style:parent-style-name="DefaultParagraphFont" style:family="text">
      <style:text-properties fo:color="#B3B300" fo:language="pt" fo:country="BR"/>
    </style:style>
    <style:style style:name="T215" style:parent-style-name="DefaultParagraphFont" style:family="text">
      <style:text-properties fo:color="#B3B300" fo:language="pt" fo:country="BR"/>
    </style:style>
    <style:style style:name="T216" style:parent-style-name="DefaultParagraphFont" style:family="text">
      <style:text-properties fo:color="#FF0000" fo:language="pt" fo:country="BR"/>
    </style:style>
    <style:style style:name="T217" style:parent-style-name="DefaultParagraphFont" style:family="text">
      <style:text-properties fo:language="pt" fo:country="BR"/>
    </style:style>
    <style:style style:name="T218" style:parent-style-name="DefaultParagraphFont" style:family="text">
      <style:text-properties fo:language="pt" fo:country="BR"/>
    </style:style>
    <style:style style:name="T219" style:parent-style-name="DefaultParagraphFont" style:family="text">
      <style:text-properties fo:language="pt" fo:country="BR"/>
    </style:style>
    <style:style style:name="T220" style:parent-style-name="DefaultParagraphFont" style:family="text">
      <style:text-properties fo:language="pt" fo:country="BR"/>
    </style:style>
    <style:style style:name="T221" style:parent-style-name="DefaultParagraphFont" style:family="text">
      <style:text-properties fo:language="pt" fo:country="BR"/>
    </style:style>
    <style:style style:name="T222" style:parent-style-name="DefaultParagraphFont" style:family="text">
      <style:text-properties fo:language="pt" fo:country="BR"/>
    </style:style>
    <style:style style:name="T223" style:parent-style-name="DefaultParagraphFont" style:family="text">
      <style:text-properties fo:language="pt" fo:country="BR"/>
    </style:style>
    <style:style style:name="T224" style:parent-style-name="DefaultParagraphFont" style:family="text">
      <style:text-properties fo:language="pt" fo:country="BR"/>
    </style:style>
    <style:style style:name="T225" style:parent-style-name="DefaultParagraphFont" style:family="text">
      <style:text-properties fo:color="#00FF00" fo:language="pt" fo:country="BR"/>
    </style:style>
    <style:style style:name="T226" style:parent-style-name="DefaultParagraphFont" style:family="text">
      <style:text-properties fo:color="#00FF00" fo:language="pt" fo:country="BR"/>
    </style:style>
    <style:style style:name="T227" style:parent-style-name="DefaultParagraphFont" style:family="text">
      <style:text-properties fo:language="pt" fo:country="BR"/>
    </style:style>
    <style:style style:name="T228" style:parent-style-name="DefaultParagraphFont" style:family="text">
      <style:text-properties fo:language="pt" fo:country="BR"/>
    </style:style>
    <style:style style:name="T229" style:parent-style-name="DefaultParagraphFont" style:family="text">
      <style:text-properties fo:color="#B3B300" fo:language="pt" fo:country="BR"/>
    </style:style>
    <style:style style:name="T230" style:parent-style-name="DefaultParagraphFont" style:family="text">
      <style:text-properties fo:color="#B3B300" fo:language="pt" fo:country="BR"/>
    </style:style>
    <style:style style:name="T231" style:parent-style-name="DefaultParagraphFont" style:family="text">
      <style:text-properties fo:color="#B3B300" fo:language="pt" fo:country="BR"/>
    </style:style>
    <style:style style:name="T232" style:parent-style-name="DefaultParagraphFont" style:family="text">
      <style:text-properties fo:color="#B3B300" fo:language="pt" fo:country="BR"/>
    </style:style>
    <style:style style:name="T233" style:parent-style-name="DefaultParagraphFont" style:family="text">
      <style:text-properties fo:color="#FF0000" fo:language="pt" fo:country="BR"/>
    </style:style>
    <style:style style:name="T234" style:parent-style-name="DefaultParagraphFont" style:family="text">
      <style:text-properties fo:language="pt" fo:country="BR"/>
    </style:style>
    <style:style style:name="T235" style:parent-style-name="DefaultParagraphFont" style:family="text">
      <style:text-properties fo:language="pt" fo:country="BR"/>
    </style:style>
    <style:style style:name="T236" style:parent-style-name="DefaultParagraphFont" style:family="text">
      <style:text-properties fo:language="pt" fo:country="BR"/>
    </style:style>
    <style:style style:name="T237" style:parent-style-name="DefaultParagraphFont" style:family="text">
      <style:text-properties fo:language="pt" fo:country="BR"/>
    </style:style>
    <style:style style:name="T238" style:parent-style-name="DefaultParagraphFont" style:family="text">
      <style:text-properties fo:language="pt" fo:country="BR"/>
    </style:style>
    <style:style style:name="T239" style:parent-style-name="DefaultParagraphFont" style:family="text">
      <style:text-properties fo:language="pt" fo:country="BR"/>
    </style:style>
    <style:style style:name="T240" style:parent-style-name="DefaultParagraphFont" style:family="text">
      <style:text-properties fo:language="pt" fo:country="BR"/>
    </style:style>
    <style:style style:name="T241" style:parent-style-name="DefaultParagraphFont" style:family="text">
      <style:text-properties fo:language="pt" fo:country="BR"/>
    </style:style>
    <style:style style:name="T242" style:parent-style-name="DefaultParagraphFont" style:family="text">
      <style:text-properties fo:color="#00FF00" fo:language="pt" fo:country="BR"/>
    </style:style>
    <style:style style:name="T243" style:parent-style-name="DefaultParagraphFont" style:family="text">
      <style:text-properties fo:color="#00FF00" fo:language="pt" fo:country="BR"/>
    </style:style>
    <style:style style:name="T244" style:parent-style-name="DefaultParagraphFont" style:family="text">
      <style:text-properties fo:language="pt" fo:country="BR"/>
    </style:style>
    <style:style style:name="T245" style:parent-style-name="DefaultParagraphFont" style:family="text">
      <style:text-properties fo:language="pt" fo:country="BR"/>
    </style:style>
    <style:style style:name="T246" style:parent-style-name="DefaultParagraphFont" style:family="text">
      <style:text-properties fo:color="#B3B300" fo:language="pt" fo:country="BR"/>
    </style:style>
    <style:style style:name="T247" style:parent-style-name="DefaultParagraphFont" style:family="text">
      <style:text-properties fo:color="#B3B300" fo:language="pt" fo:country="BR"/>
    </style:style>
    <style:style style:name="T248" style:parent-style-name="DefaultParagraphFont" style:family="text">
      <style:text-properties fo:language="pt" fo:country="BR"/>
    </style:style>
    <style:style style:name="T249" style:parent-style-name="DefaultParagraphFont" style:family="text">
      <style:text-properties fo:language="pt" fo:country="BR"/>
    </style:style>
    <style:style style:name="T250" style:parent-style-name="DefaultParagraphFont" style:family="text">
      <style:text-properties fo:color="#FF0000" fo:language="pt" fo:country="BR"/>
    </style:style>
    <style:style style:name="T251" style:parent-style-name="DefaultParagraphFont" style:family="text">
      <style:text-properties fo:color="#FF0000" fo:language="pt" fo:country="BR"/>
    </style:style>
    <style:style style:name="P252" style:parent-style-name="Standard" style:family="paragraph">
      <style:text-properties fo:language="pt" fo:country="BR"/>
    </style:style>
    <style:style style:name="P253" style:parent-style-name="Standard" style:family="paragraph">
      <style:text-properties fo:language="pt" fo:country="BR"/>
    </style:style>
  </office:automatic-styles>
  <office:body>
    <office:text text:use-soft-page-breaks="true">
      <text:p text:style-name="P1">Make a Processor</text:p>
      <text:p text:style-name="Standard">11/24/15</text:p>
      <text:p text:style-name="Standard">COMP 399</text:p>
      <text:p text:style-name="Standard"/>
      <text:p text:style-name="Standard">Registers:</text:p>
      <text:p text:style-name="Standard">A<text:tab/>-<text:s/><text:span text:style-name="T2">000</text:span><text:tab/>: General Purpose Register</text:p>
      <text:p text:style-name="Standard">B<text:tab/>-<text:s/><text:span text:style-name="T3">001</text:span><text:tab/>: General Purpose Register</text:p>
      <text:p text:style-name="Standard">C<text:tab/>-<text:s/><text:span text:style-name="T4">010</text:span><text:tab/>: General Purpose Register</text:p>
      <text:p text:style-name="Standard">D<text:tab/>-<text:s/><text:span text:style-name="T5">011</text:span><text:tab/>: General Purpose Register</text:p>
      <text:p text:style-name="Standard">Sp<text:tab/>-<text:s/><text:span text:style-name="T6">100</text:span><text:tab/>: Stack Pointer</text:p>
      <text:p text:style-name="Standard">LC<text:tab/>-<text:s/><text:span text:style-name="T7">101</text:span><text:tab/>: Loop Counter</text:p>
      <text:p text:style-name="Standard">cmpf<text:tab/>-<text:s/><text:span text:style-name="T8">110</text:span><text:tab/>: Comparison flag – greater = 1, equal = 0, less = -1</text:p>
      <text:p text:style-name="Standard">mema<text:tab/>-<text:s/><text:span text:style-name="T9">111</text:span><text:tab/>: Holds a memory address</text:p>
      <text:p text:style-name="Standard"/>
      <text:p text:style-name="Standard">Instructions:<text:tab/><text:span text:style-name="T10">encoding,</text:span><text:tab/><text:span text:style-name="T11">register,</text:span><text:tab/><text:span text:style-name="T12">address,<text:s/></text:span><text:tab/>insignificant bit</text:p>
      <text:p text:style-name="Standard">PUTC<text:tab/><text:tab/>constant, register<text:s/><text:tab/><text:tab/><text:tab/><text:span text:style-name="T13">0000</text:span><text:span text:style-name="T14"><text:tab/></text:span>0<text:span text:style-name="T15">rrr</text:span><text:span text:style-name="T16"><text:s/></text:span><text:span text:style-name="T17"><text:tab/>cccc</text:span><text:span text:style-name="T18"><text:tab/>cccc</text:span><text:span text:style-name="T19"><text:tab/></text:span></text:p>
      <text:p text:style-name="Standard"><text:tab/><text:span text:style-name="T20">Puts the given constant (0-255) into specified register.</text:span></text:p>
      <text:p text:style-name="Standard"><text:span text:style-name="T21">COPY</text:span><text:span text:style-name="T22"><text:tab/></text:span><text:span text:style-name="T23"><text:tab/>source register, destination register<text:s/></text:span><text:span text:style-name="T24"><text:tab/></text:span><text:span text:style-name="T25">0001</text:span><text:span text:style-name="T26"><text:tab/></text:span><text:span text:style-name="T27">0000</text:span><text:span text:style-name="T28"><text:tab/>0</text:span><text:span text:style-name="T29">rrr</text:span><text:span text:style-name="T30"><text:tab/>0</text:span><text:span text:style-name="T31">rrr</text:span></text:p>
      <text:p text:style-name="Standard"><text:span text:style-name="T32"><text:tab/></text:span><text:span text:style-name="T33">Copies contents of first register to the second register.</text:span></text:p>
      <text:p text:style-name="Standard">SWAP<text:tab/><text:tab/>register, register<text:tab/><text:tab/><text:tab/><text:span text:style-name="T34">0010</text:span><text:span text:style-name="T35"><text:tab/></text:span>0000<text:tab/>0<text:span text:style-name="T36">rrr</text:span><text:tab/>0<text:span text:style-name="T37">rrr</text:span><text:tab/></text:p>
      <text:p text:style-name="Standard"><text:tab/><text:span text:style-name="T38">Swaps the values of the given registers.</text:span></text:p>
      <text:p text:style-name="Standard">ADD<text:tab/><text:tab/>register1, register2 → register1<text:tab/><text:span text:style-name="T39">0011</text:span><text:span text:style-name="T40"><text:tab/></text:span>0000<text:tab/>0<text:span text:style-name="T41">rrr</text:span><text:tab/>0<text:span text:style-name="T42">rrr</text:span></text:p>
      <text:p text:style-name="Standard"><text:tab/><text:span text:style-name="T43">Adds the value in both registers and stores result in the first.</text:span></text:p>
      <text:p text:style-name="Standard">SUB<text:s/><text:tab/><text:tab/>register1, register2 → register1<text:tab/><text:span text:style-name="T44">0100</text:span><text:span text:style-name="T45"><text:tab/></text:span>0000<text:tab/>0<text:span text:style-name="T46">rrr</text:span><text:tab/>0<text:span text:style-name="T47">rrr</text:span></text:p>
      <text:p text:style-name="Standard"><text:tab/><text:span text:style-name="T48">Subtracts value</text:span><text:span text:style-name="T49"><text:s/>in register2 from register1 and stores result in register1</text:span></text:p>
      <text:p text:style-name="Standard">INC<text:tab/><text:tab/>register<text:s/><text:tab/><text:tab/><text:tab/><text:tab/><text:span text:style-name="T50">0101</text:span><text:span text:style-name="T51"><text:tab/></text:span>0<text:span text:style-name="T52">rrr</text:span><text:tab/>0000<text:tab/>0000</text:p>
      <text:p text:style-name="Standard"><text:tab/><text:span text:style-name="T53">Increments the value in the specified register.</text:span></text:p>
      <text:p text:style-name="Standard"><text:span text:style-name="T54">DEC</text:span><text:span text:style-name="T55"><text:tab/></text:span><text:span text:style-name="T56"><text:tab/>register<text:s/></text:span><text:span text:style-name="T57"><text:tab/></text:span><text:span text:style-name="T58"><text:tab/></text:span><text:span text:style-name="T59"><text:tab/></text:span><text:span text:style-name="T60"><text:tab/></text:span><text:span text:style-name="T61">0110</text:span><text:span text:style-name="T62"><text:tab/></text:span>0<text:span text:style-name="T63">rrr</text:span><text:tab/>0000<text:tab/>0000</text:p>
      <text:p text:style-name="Standard"><text:span text:style-name="T64"><text:tab/>Decrements the value in the specified register.</text:span></text:p>
      <text:p text:style-name="Standard">CMP<text:tab/><text:tab/>register1, register2 → cmpf<text:tab/><text:tab/><text:span text:style-name="T65">0111</text:span><text:span text:style-name="T66"><text:tab/></text:span>0000<text:span text:style-name="T67"><text:tab/></text:span>0<text:span text:style-name="T68">rrr</text:span><text:tab/>0<text:span text:style-name="T69">rrr</text:span></text:p>
      <text:p text:style-name="Standard"><text:span text:style-name="T70"><text:tab/>Compares register1 to register2: 1-greater, 0-equal, -1-less.</text:span></text:p>
      <text:p text:style-name="Standard">JMP<text:tab/><text:tab/>address<text:s/><text:tab/><text:tab/><text:tab/><text:tab/><text:span text:style-name="T71">1000</text:span><text:span text:style-name="T72"><text:tab/></text:span>0000<text:span text:style-name="T73"><text:tab/>aaaa</text:span><text:tab/><text:span text:style-name="T74">aaaa</text:span></text:p>
      <text:p text:style-name="Standard"><text:tab/><text:span text:style-name="T75">Unconditionally jumps to given address</text:span></text:p>
      <text:p text:style-name="Standard">JMPG<text:tab/><text:tab/>address<text:s/><text:tab/><text:tab/><text:tab/><text:tab/><text:span text:style-name="T76">1001</text:span><text:span text:style-name="T77"><text:tab/></text:span>0000<text:span text:style-name="T78"><text:tab/>aaaa</text:span><text:tab/><text:span text:style-name="T79">aaaa</text:span></text:p>
      <text:p text:style-name="Standard"><text:tab/><text:span text:style-name="T80">Jumps to given address if value in cmpf is 1.</text:span></text:p>
      <text:p text:style-name="Standard">JMPL<text:tab/><text:tab/>address<text:s/><text:tab/><text:tab/><text:tab/><text:tab/><text:span text:style-name="T81">1010</text:span><text:span text:style-name="T82"><text:tab/></text:span>0000<text:span text:style-name="T83"><text:tab/>aaaa</text:span><text:tab/><text:span text:style-name="T84">aaaa</text:span></text:p>
      <text:p text:style-name="Standard"><text:tab/><text:span text:style-name="T85">Jumps to address if value in cmpf is -1.</text:span></text:p>
      <text:p text:style-name="Standard">JMPE<text:tab/><text:tab/>address<text:s/><text:tab/><text:tab/><text:tab/><text:tab/><text:span text:style-name="T86">1011</text:span><text:span text:style-name="T87"><text:tab/></text:span>0000<text:span text:style-name="T88"><text:tab/>aaaa</text:span><text:tab/><text:span text:style-name="T89">aaaa</text:span></text:p>
      <text:p text:style-name="Standard"><text:tab/><text:span text:style-name="T90">Jumps to address if value in cmpf is 0.</text:span></text:p>
      <text:p text:style-name="Standard">JNE<text:tab/><text:tab/>address<text:s/><text:tab/><text:tab/><text:tab/><text:tab/><text:span text:style-name="T91">1100</text:span><text:span text:style-name="T92"><text:tab/></text:span>0000<text:span text:style-name="T93"><text:tab/>aaaa</text:span><text:tab/><text:span text:style-name="T94">aaaa</text:span></text:p>
      <text:p text:style-name="Standard"><text:tab/><text:span text:style-name="T95">Jumps to address if value in cmpf is not 0.</text:span></text:p>
      <text:p text:style-name="Standard">SAVE<text:tab/><text:tab/>register, address<text:s/><text:tab/><text:tab/><text:tab/><text:span text:style-name="T96">1101</text:span><text:span text:style-name="T97"><text:tab/></text:span>0<text:span text:style-name="T98">rrr</text:span><text:tab/><text:span text:style-name="T99">aaaa</text:span><text:span text:style-name="T100"><text:tab/>aaaa</text:span><text:tab/></text:p>
      <text:p text:style-name="Standard"><text:tab/><text:span text:style-name="T101">Saves value in given register at address.</text:span></text:p>
      <text:p text:style-name="Standard">OUT<text:tab/><text:tab/>address<text:s/><text:tab/><text:tab/><text:tab/><text:tab/><text:span text:style-name="T102">1110</text:span><text:span text:style-name="T103"><text:tab/></text:span>0000<text:span text:style-name="T104"><text:tab/>aaaa</text:span><text:tab/><text:span text:style-name="T105">aaaa</text:span></text:p>
      <text:p text:style-name="Standard"><text:tab/><text:span text:style-name="T106">Outputs the value at given memory address.</text:span></text:p>
      <text:p text:style-name="Standard">NOP<text:tab/><text:tab/><text:tab/><text:tab/><text:tab/><text:tab/><text:tab/><text:span text:style-name="T107">1111</text:span><text:tab/>0000<text:tab/><text:span text:style-name="T108">aaaa</text:span><text:tab/><text:span text:style-name="T109">aaaa</text:span></text:p>
      <text:p text:style-name="Standard"/>
      <text:p text:style-name="Standard"/>
      <text:p text:style-name="P110">C Code:</text:p>
      <text:p text:style-name="P111"/>
      <text:p text:style-name="P112">char x, n, i;</text:p>
      <text:p text:style-name="P113">n=5;</text:p>
      <text:p text:style-name="P114"/>
      <text:p text:style-name="P115">x=0;</text:p>
      <text:p text:style-name="P116">for (i=0; i!=n; i++)</text:p>
      <text:p text:style-name="Standard"><text:span text:style-name="T117"><text:tab/></text:span><text:span text:style-name="T118">x=x+i;</text:span><text:span text:style-name="T119"><text:tab/></text:span><text:span text:style-name="T120"><text:tab/>//at the end, x = 1+2+3+4+5 = 15 (or hex 0f)</text:span></text:p>
      <text:p text:style-name="P121">while(true);<text:tab/><text:tab/>//program halts here</text:p>
      <text:p text:style-name="Standard"/>
      <text:p text:style-name="Standard"/>
      <text:p text:style-name="Standard"/>
      <text:p text:style-name="Standard">Instruction Set:</text:p>
      <text:p text:style-name="Standard"/>
      <text:p text:style-name="Standard"><text:tab/>Address</text:p>
      <text:p text:style-name="Standard"><text:s text:c="5"/>binary <text:s text:c="7"/>hex <text:s text:c="2"/>Instruction <text:s text:c="3"/>Arguments<text:tab/><text:tab/><text:tab/>Byte Code<text:tab/><text:tab/>Hex Bytecode</text:p>
      <text:p text:style-name="Standard">0000<text:tab/>0000<text:tab/>00<text:tab/>PUTC<text:tab/><text:tab/>5, A<text:tab/><text:tab/><text:span text:style-name="T122">0000</text:span><text:span text:style-name="T123"><text:tab/></text:span>0<text:span text:style-name="T124">000</text:span><text:s text:c="4"/><text:span text:style-name="T125">0000</text:span><text:span text:style-name="T126"><text:tab/>0101</text:span><text:span text:style-name="T127"><text:tab/></text:span><text:span text:style-name="T128"><text:tab/></text:span><text:span text:style-name="T129">00 05</text:span></text:p>
      <text:p text:style-name="Standard">0000<text:tab/>0010<text:tab/>02<text:tab/>PUTC<text:tab/><text:tab/>0, B<text:tab/><text:tab/><text:span text:style-name="T130">0000</text:span><text:span text:style-name="T131"><text:tab/></text:span>0<text:span text:style-name="T132">001</text:span><text:s text:c="4"/><text:span text:style-name="T133">0000</text:span><text:span text:style-name="T134"><text:tab/>0000</text:span><text:span text:style-name="T135"><text:tab/></text:span><text:span text:style-name="T136"><text:tab/></text:span><text:span text:style-name="T137">01 00</text:span></text:p>
      <text:p text:style-name="Standard">0000<text:tab/>0100<text:tab/>04<text:tab/>PUTC<text:tab/><text:tab/>0, LC<text:tab/><text:tab/><text:span text:style-name="T138">0000</text:span><text:span text:style-name="T139"><text:tab/></text:span>0<text:span text:style-name="T140">101</text:span><text:s text:c="4"/><text:span text:style-name="T141">0000</text:span><text:span text:style-name="T142"><text:tab/>0000</text:span><text:span text:style-name="T143"><text:tab/></text:span><text:span text:style-name="T144"><text:tab/></text:span><text:span text:style-name="T145">05 00</text:span></text:p>
      <text:p text:style-name="Standard">0000<text:tab/>0110<text:tab/>06<text:tab/>CMP<text:tab/><text:tab/>LC, A<text:tab/><text:tab/><text:span text:style-name="T146">0111</text:span><text:span text:style-name="T147"><text:tab/></text:span>0000<text:tab/>0<text:span text:style-name="T148">101</text:span><text:span text:style-name="T149"><text:tab/></text:span>0<text:span text:style-name="T150">000</text:span><text:span text:style-name="T151"><text:tab/></text:span><text:span text:style-name="T152"><text:tab/></text:span><text:span text:style-name="T153">70 50</text:span></text:p>
      <text:p text:style-name="Standard">0000<text:tab/>1000<text:tab/>08<text:tab/>JMPE<text:tab/><text:tab/>10<text:tab/><text:tab/><text:span text:style-name="T154">1011</text:span><text:span text:style-name="T155"><text:tab/></text:span>0000<text:tab/><text:span text:style-name="T156">0001</text:span><text:span text:style-name="T157"><text:tab/>0000</text:span><text:tab/><text:tab/><text:span text:style-name="T158">b0 10</text:span></text:p>
      <text:p text:style-name="Standard">0000<text:tab/>1010<text:tab/>0A<text:tab/>ADD<text:tab/><text:tab/>B, LC<text:tab/><text:tab/><text:span text:style-name="T159">0011</text:span><text:span text:style-name="T160"><text:tab/></text:span>0000<text:tab/>0<text:span text:style-name="T161">001</text:span><text:span text:style-name="T162"><text:tab/></text:span>0<text:span text:style-name="T163">101</text:span><text:tab/><text:tab/><text:span text:style-name="T164">30</text:span><text:span text:style-name="T165"><text:s/>15</text:span></text:p>
      <text:p text:style-name="Standard"><text:span text:style-name="T166">0000</text:span><text:span text:style-name="T167"><text:tab/>1100</text:span><text:span text:style-name="T168"><text:tab/>0C</text:span><text:span text:style-name="T169"><text:tab/>INC<text:s/></text:span><text:span text:style-name="T170"><text:tab/></text:span><text:span text:style-name="T171"><text:tab/>LC</text:span><text:span text:style-name="T172"><text:tab/></text:span><text:span text:style-name="T173"><text:tab/></text:span><text:span text:style-name="T174">0101</text:span><text:span text:style-name="T175"><text:tab/></text:span><text:span text:style-name="T176">0</text:span><text:span text:style-name="T177">101</text:span><text:span text:style-name="T178"><text:tab/></text:span><text:span text:style-name="T179">0000</text:span><text:span text:style-name="T180"><text:tab/>0000<text:s/></text:span><text:span text:style-name="T181"><text:tab/></text:span><text:span text:style-name="T182"><text:tab/></text:span><text:span text:style-name="T183">55 00</text:span></text:p>
      <text:p text:style-name="Standard"><text:span text:style-name="T184">0000</text:span><text:span text:style-name="T185"><text:tab/>1110</text:span><text:span text:style-name="T186"><text:tab/>0E</text:span><text:span text:style-name="T187"><text:tab/>JMP</text:span><text:span text:style-name="T188"><text:tab/></text:span><text:span text:style-name="T189"><text:tab/>06</text:span><text:span text:style-name="T190"><text:tab/></text:span><text:span text:style-name="T191"><text:tab/></text:span><text:span text:style-name="T192">1000</text:span><text:span text:style-name="T193"><text:tab/></text:span><text:span text:style-name="T194">0000</text:span><text:span text:style-name="T195"><text:tab/></text:span><text:span text:style-name="T196">0000</text:span><text:span text:style-name="T197"><text:tab/>0110</text:span><text:span text:style-name="T198"><text:tab/></text:span><text:span text:style-name="T199"><text:tab/></text:span><text:span text:style-name="T200">80 06</text:span></text:p>
      <text:p text:style-name="Standard"><text:span text:style-name="T201">0001</text:span><text:span text:style-name="T202"><text:tab/>0000</text:span><text:span text:style-name="T203"><text:tab/>10</text:span><text:span text:style-name="T204"><text:tab/>SAVE</text:span><text:span text:style-name="T205"><text:tab/></text:span><text:span text:style-name="T206"><text:tab/>B, 0xA0</text:span><text:span text:style-name="T207"><text:tab/></text:span><text:span text:style-name="T208">1101</text:span><text:span text:style-name="T209"><text:tab/>0</text:span><text:span text:style-name="T210">001</text:span><text:span text:style-name="T211"><text:tab/></text:span><text:span text:style-name="T212">1010</text:span><text:span text:style-name="T213"><text:tab/>0000</text:span><text:span text:style-name="T214"><text:tab/></text:span><text:span text:style-name="T215"><text:tab/></text:span><text:span text:style-name="T216">d1 a0</text:span></text:p>
      <text:p text:style-name="Standard"><text:span text:style-name="T217">0001</text:span><text:span text:style-name="T218"><text:tab/>0010</text:span><text:span text:style-name="T219"><text:tab/>12</text:span><text:span text:style-name="T220"><text:tab/>OUT</text:span><text:span text:style-name="T221"><text:tab/></text:span><text:span text:style-name="T222"><text:tab/>0xA0</text:span><text:span text:style-name="T223"><text:tab/></text:span><text:span text:style-name="T224"><text:tab/></text:span><text:span text:style-name="T225">1110</text:span><text:span text:style-name="T226"><text:tab/></text:span><text:span text:style-name="T227">0000</text:span><text:span text:style-name="T228"><text:tab/></text:span><text:span text:style-name="T229">1010</text:span><text:span text:style-name="T230"><text:tab/>0000</text:span><text:span text:style-name="T231"><text:tab/></text:span><text:span text:style-name="T232"><text:tab/></text:span><text:span text:style-name="T233">e0 a0</text:span></text:p>
      <text:p text:style-name="Standard"><text:span text:style-name="T234">0001</text:span><text:span text:style-name="T235"><text:tab/>0100</text:span><text:span text:style-name="T236"><text:tab/>14</text:span><text:span text:style-name="T237"><text:tab/>JMP</text:span><text:span text:style-name="T238"><text:tab/></text:span><text:span text:style-name="T239"><text:tab/>14</text:span><text:span text:style-name="T240"><text:tab/></text:span><text:span text:style-name="T241"><text:tab/></text:span><text:span text:style-name="T242">1000</text:span><text:span text:style-name="T243"><text:tab/></text:span><text:span text:style-name="T244">0000</text:span><text:span text:style-name="T245"><text:tab/></text:span><text:span text:style-name="T246">0001</text:span><text:span text:style-name="T247"><text:tab/>0100</text:span><text:span text:style-name="T248"><text:tab/></text:span><text:span text:style-name="T249"><text:tab/></text:span><text:span text:style-name="T250">80<text:s/></text:span><text:span text:style-name="T251">14</text:span></text:p>
      <text:p text:style-name="P252"/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, 'Courier New'" svg:font-family="Courier, 'Courier New'" style:font-family-generic="moder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arsen, Thomas</meta:initial-creator>
    <dc:creator>David Johndrow</dc:creator>
    <meta:creation-date>2015-11-24T15:45:00Z</meta:creation-date>
    <dc:date>2016-06-03T17:53:00Z</dc:date>
    <meta:template xlink:href="Normal.dotm" xlink:type="simple"/>
    <meta:editing-cycles>14</meta:editing-cycles>
    <meta:editing-duration>PT19860S</meta:editing-duration>
    <meta:document-statistic meta:page-count="2" meta:paragraph-count="5" meta:word-count="403" meta:character-count="2700" meta:row-count="19" meta:non-whitespace-character-count="2302"/>
  </office:meta>
</office:document-meta>
</file>